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1.27cm" fo:margin-right="0cm" fo:text-align="center" fo:text-indent="-1.27cm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text-align="center" fo:text-indent="-1.27cm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21</text:span></text:p>
            <text:p text:style-name="P1"><text:span text:style-name="T2">“</text:span><text:span text:style-name="T2">Alleluia! Sing to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Alleluia! Sing to Jesus;</text:span><text:span text:style-name="T4"><text:line-break/></text:span><text:span text:style-name="T4">His the scepter, His the throne;</text:span><text:span text:style-name="T4"><text:line-break/></text:span><text:span text:style-name="T4">Alleluia! His the triumph,</text:span><text:span text:style-name="T4"><text:line-break/></text:span><text:span text:style-name="T4">His the victory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7" draw:layer="layout" svg:width="24.384cm" svg:height="7.011cm" svg:x="1.778cm" svg:y="0.477cm">
          <draw:text-box>
            <text:p text:style-name="P6"><text:span text:style-name="T4">Hark! The songs of peaceful Zion</text:span><text:span text:style-name="T4"><text:line-break/></text:span><text:span text:style-name="T4">Thunder like a mighty flood:</text:span><text:span text:style-name="T4"><text:line-break/></text:span><text:span text:style-name="T4">“Jesus out of ev’ry nation</text:span><text:span text:style-name="T4"><text:line-break/></text:span><text:span text:style-name="T4">Has redeemed us by His blo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9" draw:layer="layout" svg:width="25.146cm" svg:height="7.011cm" svg:x="1.524cm" svg:y="0.508cm">
          <draw:text-box>
            <text:p text:style-name="P8"><text:span text:style-name="T5">2. </text:span><text:span text:style-name="T6">Alleluia! Not as orphans</text:span></text:p>
            <text:p text:style-name="P8"><text:span text:style-name="T6">Are we left in sorrow now;</text:span></text:p>
            <text:p text:style-name="P8"><text:span text:style-name="T6">Alleluia! He is near us;</text:span></text:p>
            <text:p text:style-name="P8"><text:span text:style-name="T6">Faith believes, nor questions h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11" draw:layer="layout" svg:width="25.4cm" svg:height="7.112cm" svg:x="1.27cm" svg:y="0.508cm">
          <draw:text-box>
            <text:p text:style-name="P10"><text:span text:style-name="T7">Though the cloud from sight received Him</text:span></text:p>
            <text:p text:style-name="P10"><text:span text:style-name="T6">When the forty days were o’er,</text:span></text:p>
            <text:p text:style-name="P10"><text:span text:style-name="T6">Shall our hearts forget His promise:</text:span></text:p>
            <text:p text:style-name="P10"><text:span text:style-name="T6">“</text:span><text:span text:style-name="T6">I am with you evermore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9" draw:layer="layout" svg:width="25.146cm" svg:height="7.011cm" svg:x="1.524cm" svg:y="0.508cm">
          <draw:text-box>
            <text:p text:style-name="P8"><text:span text:style-name="T5">3. </text:span><text:span text:style-name="T6">Alleluia! Bread of heaven,</text:span></text:p>
            <text:p text:style-name="P8"><text:span text:style-name="T6">Here on earth our food, our stay;</text:span></text:p>
            <text:p text:style-name="P8"><text:span text:style-name="T6">Alleluia! Here the sinful</text:span></text:p>
            <text:p text:style-name="P8"><text:span text:style-name="T6">Flee to You from day to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12" draw:layer="layout" svg:width="24.638cm" svg:height="7.011cm" svg:x="1.778cm" svg:y="0.508cm">
          <draw:text-box>
            <text:p text:style-name="P10"><text:span text:style-name="T6">Intercessor, Friend of sinners,</text:span></text:p>
            <text:p text:style-name="P10"><text:span text:style-name="T6">Earth’s Redeemer, hear our plea</text:span></text:p>
            <text:p text:style-name="P10"><text:span text:style-name="T6">Where the songs of all the sinless</text:span></text:p>
            <text:p text:style-name="P10"><text:span text:style-name="T6">Sweep across the crystal se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9" draw:layer="layout" svg:width="24.846cm" svg:height="6.964cm" svg:x="1.546cm" svg:y="0.618cm">
          <draw:text-box>
            <text:p text:style-name="P8"><text:span text:style-name="T5">4. </text:span><text:span text:style-name="T6">Alleluia! King eternal,</text:span></text:p>
            <text:p text:style-name="P8"><text:span text:style-name="T6">Lord omnipotent we own;</text:span></text:p>
            <text:p text:style-name="P8"><text:span text:style-name="T6">Alleluia! Born of Mary,</text:span></text:p>
            <text:p text:style-name="P8"><text:span text:style-name="T7">Earth Your footstool, heav’n Your thr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3" draw:text-style-name="P12" draw:layer="layout" svg:width="24.638cm" svg:height="7.011cm" svg:x="1.663cm" svg:y="0.503cm">
          <draw:text-box>
            <text:p text:style-name="P10"><text:span text:style-name="T6">As within the veil You entered,</text:span></text:p>
            <text:p text:style-name="P10"><text:span text:style-name="T6">Robed in flesh, our great High Priest,</text:span></text:p>
            <text:p text:style-name="P10"><text:span text:style-name="T6">Here on earth both priest and victim</text:span></text:p>
            <text:p text:style-name="P10"><text:span text:style-name="T6">In the eucharistic fe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9" draw:layer="layout" svg:width="24.638cm" svg:height="7.011cm" svg:x="1.524cm" svg:y="0.609cm">
          <draw:text-box>
            <text:p text:style-name="P8"><text:span text:style-name="T5">5. </text:span><text:span text:style-name="T6">Alleluia! Sing to Jesus;</text:span></text:p>
            <text:p text:style-name="P8"><text:span text:style-name="T6">His the scepter, His the throne;</text:span></text:p>
            <text:p text:style-name="P8"><text:span text:style-name="T6">Alleluia! His the triumph,</text:span></text:p>
            <text:p text:style-name="P8"><text:span text:style-name="T6">His the victory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6" draw:text-style-name="P12" draw:layer="layout" svg:width="24.638cm" svg:height="11.52cm" svg:x="1.778cm" svg:y="0.508cm">
          <draw:text-box>
            <text:p text:style-name="P10"><text:span text:style-name="T6">Hark! The songs of peaceful Zion</text:span></text:p>
            <text:p text:style-name="P10"><text:span text:style-name="T6">Thunder like a mighty flood:</text:span></text:p>
            <text:p text:style-name="P10"><text:span text:style-name="T6">“</text:span><text:span text:style-name="T6">Jesus out of ev’ry nation</text:span></text:p>
            <text:p text:style-name="P10"><text:span text:style-name="T6">Has redeemed us by His blood.”</text:span></text:p>
            <text:p text:style-name="P13"><text:span text:style-name="T8"/></text:p>
            <text:p text:style-name="P13"><text:span text:style-name="T8"><text:line-break/></text:span><text:span text:style-name="T8"> <text:s text:c="11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8:08:03.536000000</meta:creation-date>
    <dc:date>2019-04-25T11:54:06.668000000</dc:date>
    <meta:editing-duration>PT32M37S</meta:editing-duration>
    <meta:editing-cycles>9</meta:editing-cycles>
    <meta:generator>LibreOffice/6.1.5.2$Windows_X86_64 LibreOffice_project/90f8dcf33c87b3705e78202e3df5142b201bd805</meta:generator>
    <meta:document-statistic meta:object-count="54"/>
  </office:meta>
</office:document-meta>
</file>